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Kinnari1" svg:font-family="Kinnari"/>
    <style:font-face style:name="Monospace" svg:font-family="Monospace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Table1" style:family="table">
      <style:table-properties style:width="6.9236in" table:align="left" style:may-break-between-rows="true" table:border-model="collapsing"/>
    </style:style>
    <style:style style:name="Table1.A" style:family="table-column">
      <style:table-column-properties style:column-width="1.8472in"/>
    </style:style>
    <style:style style:name="Table1.B" style:family="table-column">
      <style:table-column-properties style:column-width="2.7694in"/>
    </style:style>
    <style:style style:name="Table1.C" style:family="table-column">
      <style:table-column-properties style:column-width="2.306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8e830" officeooo:paragraph-rsid="0008e830"/>
    </style:style>
    <style:style style:name="P2" style:family="paragraph" style:parent-style-name="Standard">
      <style:text-properties style:font-name="Times New Roman1" officeooo:rsid="0008e830" officeooo:paragraph-rsid="0008e830"/>
    </style:style>
    <style:style style:name="P3" style:family="paragraph" style:parent-style-name="Standard">
      <style:text-properties officeooo:paragraph-rsid="0008e830"/>
    </style:style>
    <style:style style:name="P4" style:family="paragraph" style:parent-style-name="Standard">
      <style:text-properties fo:color="#000000" style:font-name="Times New Roman1" fo:font-size="12pt" fo:font-style="normal" officeooo:rsid="0008e830" officeooo:paragraph-rsid="0008e830" style:font-size-asian="12pt" style:font-style-asian="normal" style:font-style-complex="normal"/>
    </style:style>
    <style:style style:name="P5" style:family="paragraph" style:parent-style-name="Standard">
      <style:text-properties fo:color="#000000" style:font-name="Times New Roman1" fo:font-size="12pt" fo:font-style="normal" officeooo:rsid="0009fef6" officeooo:paragraph-rsid="0009fef6" style:font-size-asian="12pt" style:font-style-asian="normal" style:font-style-complex="normal"/>
    </style:style>
    <style:style style:name="P6" style:family="paragraph" style:parent-style-name="Standard">
      <style:text-properties fo:color="#000000" style:font-name="Times New Roman1" fo:font-size="12pt" officeooo:rsid="0008e830" officeooo:paragraph-rsid="0008e830" style:font-size-asian="12pt"/>
    </style:style>
    <style:style style:name="P7" style:family="paragraph" style:parent-style-name="Standard">
      <style:text-properties fo:color="#000000" style:font-name="Monospace" fo:font-size="12pt" officeooo:rsid="0008e830" officeooo:paragraph-rsid="0008e830" style:font-size-asian="12pt"/>
    </style:style>
    <style:style style:name="P8" style:family="paragraph" style:parent-style-name="Standard">
      <style:text-properties fo:color="#000000" style:font-name="Monospace" fo:font-size="12pt" fo:font-style="normal" officeooo:rsid="0008e830" officeooo:paragraph-rsid="0008e830" style:font-size-asian="12pt" style:font-style-asian="normal" style:font-style-complex="normal"/>
    </style:style>
    <style:style style:name="P9" style:family="paragraph" style:parent-style-name="Standard">
      <style:text-properties fo:color="#000000" style:font-name="Liberation Mono" fo:font-size="12pt" fo:font-style="normal" officeooo:rsid="0009fef6" officeooo:paragraph-rsid="0009fef6" style:font-size-asian="12pt" style:font-style-asian="normal" style:font-style-complex="normal"/>
    </style:style>
    <style:style style:name="P10" style:family="paragraph" style:parent-style-name="Standard">
      <style:text-properties officeooo:rsid="0009fef6" officeooo:paragraph-rsid="0009fef6"/>
    </style:style>
    <style:style style:name="P11" style:family="paragraph" style:parent-style-name="Standard">
      <style:text-properties officeooo:paragraph-rsid="0009fef6"/>
    </style:style>
    <style:style style:name="P12" style:family="paragraph" style:parent-style-name="Standard">
      <style:text-properties style:text-underline-style="none" fo:font-weight="normal" officeooo:rsid="0008e830" officeooo:paragraph-rsid="0006e705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8e830" officeooo:paragraph-rsid="0008e830" style:font-weight-asian="normal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8e830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2pt" style:font-size-asian="12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2pt" officeooo:paragraph-rsid="0008e830" style:font-size-asian="12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2pt" style:font-size-asian="12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2pt" officeooo:paragraph-rsid="0008e830" style:font-size-asian="12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2pt" fo:font-weight="bold" officeooo:paragraph-rsid="0008e830" style:font-size-asian="12pt" style:font-weight-asian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2pt" fo:font-weight="normal" officeooo:rsid="0008e830" officeooo:paragraph-rsid="0008e830" style:font-size-asian="12pt" style:font-weight-asian="normal" style:font-weight-complex="normal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8000" style:font-name="Monospace" fo:font-size="12pt" officeooo:rsid="0008e830" officeooo:paragraph-rsid="0008e830" style:font-size-asian="12pt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e830" officeooo:paragraph-rsid="0008e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08e830" officeooo:paragraph-rsid="0008e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Heading_20_3">
      <style:paragraph-properties fo:text-align="center" style:justify-single-word="false"/>
    </style:style>
    <style:style style:name="P26" style:family="paragraph" style:parent-style-name="Standard" style:list-style-name="L1">
      <style:text-properties style:text-underline-style="none" fo:font-weight="normal" officeooo:rsid="0009fef6" officeooo:paragraph-rsid="0009fef6" style:font-weight-asian="normal" style:font-weight-complex="normal"/>
    </style:style>
    <style:style style:name="P27" style:family="paragraph" style:parent-style-name="Standard" style:list-style-name="L2">
      <style:text-properties fo:color="#000000" style:font-name="Times New Roman1" fo:font-size="12pt" officeooo:rsid="0008e830" officeooo:paragraph-rsid="0008e830" style:font-size-asian="12pt"/>
    </style:style>
    <style:style style:name="P28" style:family="paragraph" style:parent-style-name="Standard">
      <style:text-properties officeooo:paragraph-rsid="0008e830"/>
    </style:style>
    <style:style style:name="P29" style:family="paragraph" style:parent-style-name="Standard">
      <style:text-properties officeooo:rsid="0009fef6" officeooo:paragraph-rsid="0009fef6"/>
    </style:style>
    <style:style style:name="P30" style:family="paragraph" style:parent-style-name="Standard">
      <style:text-properties officeooo:paragraph-rsid="00116465"/>
    </style:style>
    <style:style style:name="P31" style:family="paragraph" style:parent-style-name="Standard">
      <style:paragraph-properties fo:margin-top="0.0799in" fo:margin-bottom="0in" loext:contextual-spacing="false"/>
      <style:text-properties style:font-name="Times New Roman1" officeooo:rsid="0008e830" officeooo:paragraph-rsid="0008e830"/>
    </style:style>
    <style:style style:name="P32" style:family="paragraph" style:parent-style-name="Standard">
      <style:paragraph-properties fo:margin-top="0.0799in" fo:margin-bottom="0in" loext:contextual-spacing="false"/>
      <style:text-properties officeooo:paragraph-rsid="0008e830"/>
    </style:style>
    <style:style style:name="P33" style:family="paragraph" style:parent-style-name="Standard">
      <style:paragraph-properties fo:margin-top="0.0799in" fo:margin-bottom="0in" loext:contextual-spacing="false"/>
      <style:text-properties fo:color="#000000" style:font-name="Times New Roman1" fo:font-size="12pt" fo:font-style="normal" officeooo:rsid="0008e830" officeooo:paragraph-rsid="0008e830" style:font-size-asian="12pt" style:font-style-asian="normal" style:font-style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8b240" style:font-weight-asian="normal" style:font-weight-complex="normal"/>
    </style:style>
    <style:style style:name="T3" style:family="text">
      <style:text-properties style:text-underline-style="none" fo:font-weight="normal" officeooo:rsid="0008e830" style:font-weight-asian="normal" style:font-weight-complex="normal"/>
    </style:style>
    <style:style style:name="T4" style:family="text">
      <style:text-properties style:text-underline-style="none" fo:font-weight="normal" officeooo:rsid="00116465" style:font-weight-asian="normal" style:font-weight-complex="normal"/>
    </style:style>
    <style:style style:name="T5" style:family="text">
      <style:text-properties fo:color="#7f0055" style:font-name="Monospace" fo:font-size="12pt" fo:font-weight="bold" style:font-size-asian="12pt" style:font-weight-asian="bold"/>
    </style:style>
    <style:style style:name="T6" style:family="text">
      <style:text-properties fo:color="#7f0055" style:font-name="Monospace" fo:font-size="12pt" fo:font-weight="bold" officeooo:rsid="0008e830" style:font-size-asian="12pt" style:font-weight-asian="bold"/>
    </style:style>
    <style:style style:name="T7" style:family="text">
      <style:text-properties fo:color="#7f0055" style:font-name="Monospace" fo:font-size="12pt" style:text-underline-style="none" fo:font-weight="bold" style:font-size-asian="12pt" style:font-weight-asian="bold" style:font-weight-complex="normal"/>
    </style:style>
    <style:style style:name="T8" style:family="text">
      <style:text-properties fo:color="#7f0055" style:font-name="Monospace" fo:font-size="12pt" fo:font-weight="normal" officeooo:rsid="0008e830" style:font-size-asian="12pt" style:font-weight-asian="normal" style:font-weight-complex="normal"/>
    </style:style>
    <style:style style:name="T9" style:family="text">
      <style:text-properties fo:color="#7f0055" style:font-name="Monospace" fo:font-weight="bold" style:font-weight-asian="bold"/>
    </style:style>
    <style:style style:name="T10" style:family="text">
      <style:text-properties fo:color="#000000" style:font-name="Monospace" fo:font-size="12pt" style:font-size-asian="12pt"/>
    </style:style>
    <style:style style:name="T11" style:family="text">
      <style:text-properties fo:color="#000000" style:font-name="Monospace" fo:font-size="12pt" officeooo:rsid="0008e830" style:font-size-asian="12pt"/>
    </style:style>
    <style:style style:name="T12" style:family="text">
      <style:text-properties fo:color="#000000" style:font-name="Monospace" fo:font-size="12pt" fo:font-weight="bold" style:font-size-asian="12pt" style:font-weight-asian="bold"/>
    </style:style>
    <style:style style:name="T13" style:family="text">
      <style:text-properties fo:color="#000000" style:font-name="Monospace" fo:font-size="12pt" fo:font-weight="normal" officeooo:rsid="0008e830" style:font-size-asian="12pt" style:font-weight-asian="normal" style:font-weight-complex="normal"/>
    </style:style>
    <style:style style:name="T14" style:family="text">
      <style:text-properties fo:color="#000000" fo:font-size="12pt" style:font-size-asian="12pt"/>
    </style:style>
    <style:style style:name="T15" style:family="text">
      <style:text-properties fo:color="#000000" fo:font-size="12pt" fo:font-style="italic" style:font-size-asian="12pt" style:font-style-asian="italic" style:font-style-complex="italic"/>
    </style:style>
    <style:style style:name="T16" style:family="text">
      <style:text-properties fo:color="#000000" fo:font-size="12pt" fo:font-style="normal" style:font-size-asian="12pt" style:font-style-asian="normal" style:font-style-complex="normal"/>
    </style:style>
    <style:style style:name="T17" style:family="text">
      <style:text-properties fo:color="#000000" style:font-name="Times New Roman1" fo:font-size="12pt" fo:font-style="normal" style:font-size-asian="12pt" style:font-style-asian="normal" style:font-style-complex="normal"/>
    </style:style>
    <style:style style:name="T18" style:family="text">
      <style:text-properties fo:color="#000000" style:font-name="Times New Roman1" fo:font-size="12pt" fo:font-style="normal" officeooo:rsid="0008e830" style:font-size-asian="12pt" style:font-style-asian="normal" style:font-style-complex="normal"/>
    </style:style>
    <style:style style:name="T19" style:family="text">
      <style:text-properties fo:color="#000000" style:font-name="Times New Roman1" fo:font-size="12pt" fo:font-style="normal" officeooo:rsid="0009fef6" style:font-size-asian="12pt" style:font-style-asian="normal" style:font-style-complex="normal"/>
    </style:style>
    <style:style style:name="T20" style:family="text">
      <style:text-properties fo:color="#000000" style:font-name="Times New Roman1" fo:font-size="12pt" fo:font-style="normal" officeooo:rsid="00116465" style:font-size-asian="12pt" style:font-style-asian="normal" style:font-style-complex="normal"/>
    </style:style>
    <style:style style:name="T21" style:family="text">
      <style:text-properties fo:color="#000000" style:font-name="Times New Roman1" fo:font-size="12pt" fo:font-style="normal" style:text-underline-style="solid" style:text-underline-width="auto" style:text-underline-color="font-color" officeooo:rsid="0008e830" style:font-size-asian="12pt" style:font-style-asian="normal" style:font-style-complex="normal"/>
    </style:style>
    <style:style style:name="T22" style:family="text">
      <style:text-properties fo:color="#000000" style:font-name="Times New Roman1" fo:font-size="12pt" fo:font-style="normal" fo:font-weight="bold" officeooo:rsid="0008e830" style:font-size-asian="12pt" style:font-style-asian="normal" style:font-weight-asian="bold" style:font-style-complex="normal" style:font-weight-complex="bold"/>
    </style:style>
    <style:style style:name="T23" style:family="text">
      <style:text-properties fo:color="#000000" style:font-name="Times New Roman1" fo:font-size="12pt" fo:font-style="italic" style:font-size-asian="12pt" style:font-style-asian="italic" style:font-style-complex="italic"/>
    </style:style>
    <style:style style:name="T24" style:family="text">
      <style:text-properties fo:color="#000000" style:font-name="Times New Roman1" fo:font-size="12pt" fo:font-style="italic" officeooo:rsid="0008e830" style:font-size-asian="12pt" style:font-style-asian="italic" style:font-style-complex="italic"/>
    </style:style>
    <style:style style:name="T25" style:family="text">
      <style:text-properties fo:color="#000000" style:font-name="Arial" fo:font-size="12pt" fo:font-style="normal" style:font-size-asian="12pt" style:font-style-asian="normal" style:font-style-complex="normal"/>
    </style:style>
    <style:style style:name="T26" style:family="text">
      <style:text-properties fo:color="#000000" style:font-name="Arial" fo:font-size="12pt" fo:font-style="normal" officeooo:rsid="0008e830" style:font-size-asian="12pt" style:font-style-asian="normal" style:font-style-complex="normal"/>
    </style:style>
    <style:style style:name="T27" style:family="text">
      <style:text-properties fo:color="#000000" style:font-name="Arial" fo:font-size="12pt" fo:font-style="normal" officeooo:rsid="0009fef6" style:font-size-asian="12pt" style:font-style-asian="normal" style:font-style-complex="normal"/>
    </style:style>
    <style:style style:name="T28" style:family="text">
      <style:text-properties fo:color="#000000" style:font-name="Liberation Mono" fo:font-size="12pt" fo:font-style="normal" style:font-size-asian="12pt" style:font-style-asian="normal" style:font-style-complex="normal"/>
    </style:style>
    <style:style style:name="T29" style:family="text">
      <style:text-properties fo:color="#000000" style:font-name="Liberation Mono" fo:font-size="12pt" fo:font-style="italic" style:font-size-asian="12pt" style:font-style-asian="italic" style:font-style-complex="italic"/>
    </style:style>
    <style:style style:name="T30" style:family="text">
      <style:text-properties fo:color="#0000c0" style:font-name="Monospace" fo:font-size="12pt" fo:font-style="italic" fo:font-weight="bold" style:font-size-asian="12pt" style:font-style-asian="italic" style:font-weight-asian="bold"/>
    </style:style>
    <style:style style:name="T31" style:family="text">
      <style:text-properties fo:color="#2a00ff" style:font-name="Monospace" fo:font-size="12pt" style:font-size-asian="12pt"/>
    </style:style>
    <style:style style:name="T32" style:family="text">
      <style:text-properties style:font-name="Arial"/>
    </style:style>
    <style:style style:name="T33" style:family="text">
      <style:text-properties style:font-name="Arial" style:text-underline-style="none" fo:font-weight="normal" style:font-weight-asian="normal" style:font-weight-complex="normal"/>
    </style:style>
    <style:style style:name="T34" style:family="text">
      <style:text-properties style:font-name="Arial" style:text-underline-style="none" fo:font-weight="normal" officeooo:rsid="0008e830" style:font-weight-asian="normal" style:font-weight-complex="normal"/>
    </style:style>
    <style:style style:name="T35" style:family="text">
      <style:text-properties style:font-name="Monospace"/>
    </style:style>
    <style:style style:name="T36" style:family="text">
      <style:text-properties fo:color="#008000" style:font-name="Monospace" fo:font-size="12pt" officeooo:rsid="0008e830" style:font-size-asian="12pt"/>
    </style:style>
    <style:style style:name="T37" style:family="text">
      <style:text-properties officeooo:rsid="00116465"/>
    </style:style>
    <style:style style:name="T38" style:family="text">
      <style:text-properties style:font-name="Arial" style:text-underline-style="none" fo:font-weight="normal" officeooo:rsid="0008e830" style:font-weight-asian="normal" style:font-weight-complex="normal"/>
    </style:style>
    <style:style style:name="T39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3">Homework for Week 8 Part 2</text:h>
      <text:p text:style-name="P10"><text:span text:style-name="T2">U</text:span><text:span text:style-name="T1">se the starter code on Github Classroom for the problems below. <text:s/>The starter code is based on the Head First code at </text:span><text:span text:style-name="T3">https://resources.oreilly.com/examples/9780596008673/-/tree/master/chapter01, </text:span><text:span text:style-name="T1">but with </text:span><text:span text:style-name="T4">some</text:span><text:span text:style-name="T1"> improv</text:span><text:span text:style-name="T4">e</text:span><text:span text:style-name="T1">ments:</text:span></text:p>
      <text:list xml:id="list137885186" text:style-name="L1">
        <text:list-item>
          <text:p text:style-name="P26">add type parameters to collections: List&lt;Guitar&gt; guitars = ArrayList&lt;Guitar&gt;()</text:p>
        </text:list-item>
        <text:list-item>
          <text:p text:style-name="P26">use ArrayList instead of LinkedList, since the code mostly traverses the list in-order</text:p>
        </text:list-item>
        <text:list-item>
          <text:p text:style-name="P26">use for-each loop instead of an indexed for loop over Guitars in the Inventory.</text:p>
        </text:list-item>
      </text:list>
      <text:p text:style-name="P12"/>
      <text:p text:style-name="P13">Using the "ricksGuitars-final" code to solve these problems, Submit your solution to Github classroom.</text:p>
      <text:p text:style-name="P13"/>
      <text:p text:style-name="P3"><text:span text:style-name="T4">1</text:span><text:span text:style-name="T3">. The code for the enumerations (</text:span><text:span text:style-name="T34">Builder</text:span><text:span text:style-name="T3">, </text:span><text:span text:style-name="T34">Type</text:span><text:span text:style-name="T3">, </text:span><text:span text:style-name="T34">Wood</text:span><text:span text:style-name="T3">) contains long </text:span><text:span text:style-name="T34">toString</text:span><text:span text:style-name="T3"> methods like this:</text:span></text:p>
      <text:p text:style-name="P13"/>
      <text:p text:style-name="P1"><text:span text:style-name="T7">public</text:span><text:span text:style-name="T10"> </text:span><text:span text:style-name="T5">enum</text:span><text:span text:style-name="T10"> Builder { </text:span></text:p>
      <text:p text:style-name="P16"/>
      <text:p text:style-name="P14"><text:span text:style-name="T10"><text:s text:c="2"/></text:span><text:span text:style-name="T30">FENDER</text:span><text:span text:style-name="T10">, </text:span><text:span text:style-name="T30">MARTIN</text:span><text:span text:style-name="T10">, </text:span><text:span text:style-name="T30">GIBSON</text:span><text:span text:style-name="T10">, </text:span><text:span text:style-name="T30">COLLINGS</text:span><text:span text:style-name="T10">, </text:span><text:span text:style-name="T30">OLSON</text:span><text:span text:style-name="T10">, </text:span><text:span text:style-name="T30">RYAN</text:span><text:span text:style-name="T10">, </text:span><text:span text:style-name="T30">PRS</text:span><text:span text:style-name="T10">, </text:span><text:span text:style-name="T30">ANY</text:span><text:span text:style-name="T10">;</text:span></text:p>
      <text:p text:style-name="P16"/>
      <text:p text:style-name="P14"><text:span text:style-name="T10"><text:s text:c="2"/></text:span><text:span text:style-name="T5">public</text:span><text:span text:style-name="T10"> String toString() {</text:span></text:p>
      <text:p text:style-name="P14"><text:span text:style-name="T10"><text:s text:c="4"/></text:span><text:span text:style-name="T5">switch</text:span><text:span text:style-name="T10">(</text:span><text:span text:style-name="T5">this</text:span><text:span text:style-name="T10">) {</text:span></text:p>
      <text:p text:style-name="P14"><text:span text:style-name="T10"><text:s text:c="6"/></text:span><text:span text:style-name="T5">case</text:span><text:span text:style-name="T10"> </text:span><text:span text:style-name="T30">FENDER</text:span><text:span text:style-name="T10">: <text:s text:c="2"/></text:span><text:span text:style-name="T5">return</text:span><text:span text:style-name="T10"> </text:span><text:span text:style-name="T31">"Fender"</text:span><text:span text:style-name="T10">;</text:span></text:p>
      <text:p text:style-name="P14"><text:span text:style-name="T10"><text:s text:c="6"/></text:span><text:span text:style-name="T5">case</text:span><text:span text:style-name="T10"> </text:span><text:span text:style-name="T30">MARTIN</text:span><text:span text:style-name="T10">: <text:s text:c="2"/></text:span><text:span text:style-name="T5">return</text:span><text:span text:style-name="T10"> </text:span><text:span text:style-name="T31">"Martin"</text:span><text:span text:style-name="T10">;</text:span></text:p>
      <text:p text:style-name="P14"><text:span text:style-name="T10"><text:s text:c="6"/></text:span><text:span text:style-name="T5">case</text:span><text:span text:style-name="T10"> </text:span><text:span text:style-name="T30">GIBSON</text:span><text:span text:style-name="T10">: <text:s text:c="2"/></text:span><text:span text:style-name="T5">return</text:span><text:span text:style-name="T10"> </text:span><text:span text:style-name="T31">"Gibson"</text:span><text:span text:style-name="T10">;</text:span></text:p>
      <text:p text:style-name="P14"><text:span text:style-name="T10"><text:s text:c="6"/></text:span><text:span text:style-name="T5">case</text:span><text:span text:style-name="T10"> </text:span><text:span text:style-name="T30">COLLINGS</text:span><text:span text:style-name="T10">: </text:span><text:span text:style-name="T5">return</text:span><text:span text:style-name="T10"> </text:span><text:span text:style-name="T31">"Collings"</text:span><text:span text:style-name="T10">;</text:span></text:p>
      <text:p text:style-name="P14"><text:span text:style-name="T10"><text:s text:c="6"/></text:span><text:span text:style-name="T5">case</text:span><text:span text:style-name="T10"> </text:span><text:span text:style-name="T30">OLSON</text:span><text:span text:style-name="T10">: <text:s text:c="3"/></text:span><text:span text:style-name="T5">return</text:span><text:span text:style-name="T10"> </text:span><text:span text:style-name="T31">"Olson"</text:span><text:span text:style-name="T10">;</text:span></text:p>
      <text:p text:style-name="P14"><text:span text:style-name="T10"><text:s text:c="6"/></text:span><text:span text:style-name="T5">case</text:span><text:span text:style-name="T10"> </text:span><text:span text:style-name="T30">RYAN</text:span><text:span text:style-name="T10">: <text:s text:c="4"/></text:span><text:span text:style-name="T5">return</text:span><text:span text:style-name="T10"> </text:span><text:span text:style-name="T31">"Ryan"</text:span><text:span text:style-name="T10">;</text:span></text:p>
      <text:p text:style-name="P14"><text:span text:style-name="T10"><text:s text:c="6"/></text:span><text:span text:style-name="T5">case</text:span><text:span text:style-name="T10"> </text:span><text:span text:style-name="T30">PRS</text:span><text:span text:style-name="T10"> : <text:s text:c="4"/></text:span><text:span text:style-name="T5">return</text:span><text:span text:style-name="T10"> </text:span><text:span text:style-name="T31">"PRS"</text:span><text:span text:style-name="T10">;</text:span></text:p>
      <text:p text:style-name="P14"><text:span text:style-name="T10"><text:s text:c="6"/></text:span><text:span text:style-name="T5">default</text:span><text:span text:style-name="T10">: <text:s text:c="6"/></text:span><text:span text:style-name="T5">return</text:span><text:span text:style-name="T10"> </text:span><text:span text:style-name="T31">"Unspecified"</text:span><text:span text:style-name="T10">;</text:span></text:p>
      <text:p text:style-name="P18"><text:s text:c="4"/>}</text:p>
      <text:p text:style-name="P18"><text:s text:c="2"/>}</text:p>
      <text:p text:style-name="P7">}</text:p>
      <text:p text:style-name="P7"/>
      <text:p text:style-name="P6">There are a few things wrong with this:</text:p>
      <text:list xml:id="list1893458667" text:style-name="L2">
        <text:list-item>
          <text:p text:style-name="P27">it invites spelling errors (e.g. "Marten" instead of "Martin")</text:p>
        </text:list-item>
        <text:list-item>
          <text:p text:style-name="P27">it's inefficient. <text:s/>You have to perform the switch tests every time toString is invoked.</text:p>
        </text:list-item>
        <text:list-item>
          <text:p text:style-name="P27">waste of programmer time typing those strings.</text:p>
        </text:list-item>
      </text:list>
      <text:p text:style-name="P6"/>
      <text:p text:style-name="P2"><text:span text:style-name="T14">Every Enum has the following </text:span><text:span text:style-name="T15">implicit</text:span><text:span text:style-name="T16"> methods:</text:span></text:p>
      <text:p text:style-name="P8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4">Method</text:p>
          </table:table-cell>
          <table:table-cell table:style-name="Table1.A1" office:value-type="string">
            <text:p text:style-name="P24">Meaning</text:p>
          </table:table-cell>
          <table:table-cell table:style-name="Table1.C1" office:value-type="string">
            <text:p text:style-name="P24">Example</text:p>
          </table:table-cell>
        </table:table-row>
        <table:table-row table:style-name="Table1.1">
          <table:table-cell table:style-name="Table1.A2" office:value-type="string">
            <text:p text:style-name="P24">name()</text:p>
          </table:table-cell>
          <table:table-cell table:style-name="Table1.A2" office:value-type="string">
            <text:p text:style-name="P23">String name of enum member</text:p>
          </table:table-cell>
          <table:table-cell table:style-name="Table1.C2" office:value-type="string">
            <text:p text:style-name="P23"><text:span text:style-name="T32">Builder.FENDER.name()</text:span> <text:line-break/>returns "FENDER"</text:p>
          </table:table-cell>
        </table:table-row>
        <table:table-row table:style-name="Table1.1">
          <table:table-cell table:style-name="Table1.A2" office:value-type="string">
            <text:p text:style-name="P24">valueOf(String name) <text:s/></text:p>
          </table:table-cell>
          <table:table-cell table:style-name="Table1.A2" office:value-type="string">
            <text:p text:style-name="P23">Static method to return an enum member that exactly matches the String.</text:p>
          </table:table-cell>
          <table:table-cell table:style-name="Table1.C2" office:value-type="string">
            <text:p text:style-name="P23"><text:span text:style-name="T32">Builder.valueOf("FENDER")</text:span><text:line-break/>returns FENDER (Builder obj).</text:p>
          </table:table-cell>
        </table:table-row>
        <table:table-row table:style-name="TableLine94030072909888">
          <table:table-cell table:style-name="Table1.A2" office:value-type="string">
            <text:p text:style-name="P24">values()</text:p>
          </table:table-cell>
          <table:table-cell table:style-name="Table1.A2" office:value-type="string">
            <text:p text:style-name="P23">Returns array of all members of the enum.</text:p>
          </table:table-cell>
          <table:table-cell table:style-name="Table1.C2" office:value-type="string">
            <text:p text:style-name="P23"><text:span text:style-name="T32">Builder.values()</text:span> returns<text:line-break/>[FENDER, MARTIN, ... ]</text:p>
          </table:table-cell>
        </table:table-row>
      </table:table>
      <text:p text:style-name="P8"/>
      <text:p text:style-name="P3"><text:soft-page-break/><text:span text:style-name="T18">An Enum can have a constructor and attributes. <text:s/>The constructor must be </text:span><text:span text:style-name="T22">private</text:span><text:span text:style-name="T18"> to prevent creating new members of the Enum. </text:span><text:span text:style-name="T20">T</text:span><text:span text:style-name="T18">he Java compiler will give an error if </text:span><text:span text:style-name="T20">an enum</text:span><text:span text:style-name="T18"> constructor is not private.</text:span></text:p>
      <text:p text:style-name="P4"/>
      <text:p text:style-name="P2"><text:span text:style-name="T16">Modify the </text:span><text:span text:style-name="T25">Builder</text:span><text:span text:style-name="T16"> enum so that it </text:span><text:span text:style-name="T15">automatically</text:span><text:span text:style-name="T16"> generates a String name from the enum member name using the following 2 rules:</text:span></text:p>
      <text:p text:style-name="P31"><text:span text:style-name="T16">1. the name is title case (first letter of each word capitalized): <text:s/></text:span><text:span text:style-name="T25">Builder.GIBSON -&gt; "Gibson"</text:span></text:p>
      <text:p text:style-name="P32"><text:span text:style-name="T18">2. underscores are replaced by space: </text:span><text:span text:style-name="T26">Builder.PAUL_REED_SMITH -&gt; "Paul Reed Smith"</text:span></text:p>
      <text:p text:style-name="P33"/>
      <text:p text:style-name="P3"><text:span text:style-name="T18">Create the String name in the constructor and save it as an attribute </text:span><text:span text:style-name="T26">private String</text:span><text:span text:style-name="T18"> </text:span><text:span text:style-name="T26">name</text:span><text:span text:style-name="T18">, so we don't have to do a lot of work every time toString is called. <text:s/></text:span><text:span text:style-name="T26">toString</text:span><text:span text:style-name="T18"> just returns </text:span><text:span text:style-name="T26">name</text:span><text:span text:style-name="T18">.</text:span></text:p>
      <text:p text:style-name="P4"/>
      <text:p text:style-name="P4">For example (this code is not correct):</text:p>
      <text:p text:style-name="P4"/>
      <text:p text:style-name="P1"><text:span text:style-name="T7">public</text:span><text:span text:style-name="T10"> </text:span><text:span text:style-name="T5">enum</text:span><text:span text:style-name="T10"> Builder { </text:span></text:p>
      <text:p text:style-name="P17"/>
      <text:p text:style-name="P15"><text:span text:style-name="T10"><text:s text:c="2"/></text:span><text:span text:style-name="T30">FENDER</text:span><text:span text:style-name="T10">, </text:span><text:span text:style-name="T30">MARTIN</text:span><text:span text:style-name="T10">, </text:span><text:span text:style-name="T30">GIBSON</text:span><text:span text:style-name="T10">, </text:span><text:span text:style-name="T30">COLLINGS</text:span><text:span text:style-name="T10">, </text:span><text:span text:style-name="T30">OLSON</text:span><text:span text:style-name="T10">, </text:span><text:span text:style-name="T30">RYAN</text:span><text:span text:style-name="T10">, </text:span><text:span text:style-name="T30">PRS</text:span><text:span text:style-name="T10">, </text:span><text:span text:style-name="T30">ANY</text:span><text:span text:style-name="T10">;</text:span></text:p>
      <text:p text:style-name="P17"/>
      <text:p text:style-name="P15"><text:span text:style-name="T10"><text:s text:c="2"/></text:span><text:span text:style-name="T5">p</text:span><text:span text:style-name="T6">rivate</text:span><text:span text:style-name="T11"> String name;</text:span></text:p>
      <text:p text:style-name="P20"/>
      <text:p text:style-name="P15"><text:span text:style-name="T12"><text:s text:c="2"/></text:span><text:span text:style-name="T5">p</text:span><text:span text:style-name="T6">rivate</text:span><text:span text:style-name="T10"> </text:span><text:span text:style-name="T11">Builder</text:span><text:span text:style-name="T10">() {</text:span></text:p>
      <text:p text:style-name="P15"><text:span text:style-name="T10"><text:s text:c="6"/></text:span><text:span text:style-name="T11">if (this.name() == ANY) name = "unspecified";</text:span></text:p>
      <text:p text:style-name="P15"><text:span text:style-name="T10"><text:s text:c="6"/></text:span><text:span text:style-name="T11">else {</text:span></text:p>
      <text:p text:style-name="P15"><text:span text:style-name="T11"><text:s text:c="10"/>/</text:span><text:span text:style-name="T36">/ In Java it is OK for a method and a variable to</text:span></text:p>
      <text:p text:style-name="P22"><text:s text:c="10"/>// have the same name.</text:p>
      <text:p text:style-name="P15"><text:span text:style-name="T11"><text:tab/> <text:s text:c="4"/>name</text:span><text:span text:style-name="T6"> = </text:span><text:span text:style-name="T13">this</text:span><text:span text:style-name="T6">.name()</text:span><text:span text:style-name="T13">.replace("_", " ");</text:span></text:p>
      <text:p text:style-name="P15"><text:span text:style-name="T6"><text:s text:c="10"/></text:span><text:span text:style-name="T13">name</text:span><text:span text:style-name="T8"> = </text:span><text:span text:style-name="T13">name.substring(0,1).toUpperCase()</text:span></text:p>
      <text:p text:style-name="P21"><text:s text:c="17"/>+ name.substring(1).toLowerCase();</text:p>
      <text:p text:style-name="P19"><text:s text:c="6"/>}</text:p>
      <text:p text:style-name="P8"><text:s text:c="2"/>}</text:p>
      <text:p text:style-name="P8"/>
      <text:p text:style-name="P4"><text:span text:style-name="T35"><text:s text:c="2"/></text:span><text:span text:style-name="T9">public</text:span><text:span text:style-name="T35"> String toString() { return this.name; }</text:span></text:p>
      <text:p text:style-name="P4"><text:s/></text:p>
      <text:p text:style-name="P3"><text:span text:style-name="T18">To handle cases where an enum member contains underscores (you have to capitalize the first letter of </text:span><text:span text:style-name="T21">each</text:span><text:span text:style-name="T18"> word), consider using </text:span><text:span text:style-name="T26">string.split("_")</text:span><text:span text:style-name="T18">, and use a </text:span><text:span text:style-name="T26">StringBuilder</text:span><text:span text:style-name="T18"> to build up the result. </text:span><text:span text:style-name="T26">StringBuilder</text:span><text:span text:style-name="T18"> is mutable so you don't create lots of String objects.</text:span></text:p>
      <text:p text:style-name="P4"/>
      <text:p text:style-name="P4">In the example constructor shown above, it creates 6 String objects and throws away 5 of them. That's not very efficient.</text:p>
      <text:p text:style-name="P4"/>
      <text:p text:style-name="P30"><text:span text:style-name="T20">2</text:span><text:span text:style-name="T18">. Also modify the code for </text:span><text:span text:style-name="T26">Type</text:span><text:span text:style-name="T18"> and </text:span><text:span text:style-name="T26">Wood</text:span><text:span text:style-name="T18">. <text:s/></text:span></text:p>
      <text:p text:style-name="P30"><text:span text:style-name="T18"/></text:p>
      <text:p text:style-name="P30"><text:span text:style-name="T26">Wood.toString()</text:span><text:span text:style-name="T18"> uses the same rules as </text:span><text:span text:style-name="T26">Builder</text:span><text:span text:style-name="T18"> (title case).</text:span></text:p>
      <text:p text:style-name="P30"><text:span text:style-name="T18"/></text:p>
      <text:p text:style-name="P30"><text:span text:style-name="T26">Type.toString()</text:span><text:span text:style-name="T18"> should return a </text:span><text:span text:style-name="T24">lowercase</text:span><text:span text:style-name="T18"> name (this is easy), with underscore</text:span><text:span text:style-name="T20">s</text:span><text:span text:style-name="T18"> replaced by space.</text:span></text:p>
      <text:p text:style-name="P4"/>
      <text:p text:style-name="P10"><text:span text:style-name="T18"/></text:p>
      <text:p text:style-name="P10"><text:span text:style-name="T18"/></text:p>
      <text:p text:style-name="P10"><text:soft-page-break/><text:span text:style-name="T18"/></text:p>
      <text:p text:style-name="P10"><text:span text:style-name="T18">7. </text:span><text:span text:style-name="T17">Does the code for GuitarSpec.matches() contain any bugs? <text:s/>Check the cases where the user does not specify one or more attributes (e.g. doesn't specify Builder, Wood, or Type).</text:span></text:p>
      <text:p text:style-name="P5"/>
      <text:p text:style-name="P5">Fix any errors you find in matches().</text:p>
      <text:p text:style-name="P5"/>
      <text:p text:style-name="P5">8. The way Inventory.search() uses GuitarSpec.matches() will be very slow if the inventory contains many, many items. <text:s/>That's because GuitarSpec.matches() performs many "if" tests for each call, and Inventory.search will call it for every item in the inventory.</text:p>
      <text:p text:style-name="P5"/>
      <text:p text:style-name="P11"><text:span text:style-name="T19">We want an Inventory.search() method that allows some attributes to be unspecified, meaning "any value is OK". <text:s/>If wood, type, builder, or model are </text:span><text:span text:style-name="T27">null</text:span><text:span text:style-name="T19"> then match anything. <text:s/>If model is an empty String, also match anything. <text:s/>If numberStrings is 0, match any number of Strings.</text:span></text:p>
      <text:p text:style-name="P5"/>
      <text:p text:style-name="P10"><text:span text:style-name="T17">We want search to be </text:span><text:span text:style-name="T23">efficient</text:span><text:span text:style-name="T17"> when there are many guitars in the inventory, so avoid lots of "if" tests.</text:span></text:p>
      <text:p text:style-name="P5"/>
      <text:p text:style-name="P5">Try to design and implement your own version of Inventory.search and GuitarSpec.matches that satisfy these goals.</text:p>
      <text:p text:style-name="P5"/>
      <text:p text:style-name="P10"><text:span text:style-name="T17">You might consider using Java </text:span><text:span text:style-name="T23">Predicates</text:span><text:span text:style-name="T17"> (</text:span><text:span text:style-name="T25">java.util.function.Predicate</text:span><text:span text:style-name="T17">) which is an interface for a function that returns true or false. <text:s/></text:span><text:span text:style-name="T23">Predicates </text:span><text:span text:style-name="T17">must define a single method test() that is true or false.</text:span></text:p>
      <text:p text:style-name="P10"><text:span text:style-name="T17">Java contains </text:span><text:span text:style-name="T23">streams</text:span><text:span text:style-name="T17"> that accept </text:span><text:span text:style-name="T23">filters</text:span><text:span text:style-name="T17"> you can use to do this.</text:span></text:p>
      <text:p text:style-name="P5"/>
      <text:p text:style-name="P5">Here is an example of writing predicates for the String class</text:p>
      <text:p text:style-name="P5"/>
      <text:p text:style-name="P9">// return true if the string is all uppercase</text:p>
      <text:p text:style-name="P9">Predicate&lt;String&gt; isUppercase = s -&gt; s.toUpperCase() == s;</text:p>
      <text:p text:style-name="P5"/>
      <text:p text:style-name="P9">// return true if the string contains only digits 0-9. </text:p>
      <text:p text:style-name="P9">// matches() uses a regular expression.</text:p>
      <text:p text:style-name="P9">Predicate&lt;String&gt; isNumber = s -&gt; s.matches("[0-9]+");</text:p>
      <text:p text:style-name="P9">isNumber.test("123000")</text:p>
      <text:p text:style-name="P9">true</text:p>
      <text:p text:style-name="P9">isNumber.test("123,000")</text:p>
      <text:p text:style-name="P9">false</text:p>
      <text:p text:style-name="P9"/>
      <text:p text:style-name="P9">// test if the String contains any vowel letters a, e, i, o, u</text:p>
      <text:p text:style-name="P9">Predicate&lt;String&gt; hasVowel = s -&gt; s.matches(".*[AEIOUaeiou].*");</text:p>
      <text:p text:style-name="P9">hasVowel.test("hello")</text:p>
      <text:p text:style-name="P9">true</text:p>
      <text:p text:style-name="P9">hasVowel.test("pythn")</text:p>
      <text:p text:style-name="P9">false</text:p>
      <text:p text:style-name="P9"/>
      <text:p text:style-name="P9">// Make a new Predicate by "and"-ing two predicates</text:p>
      <text:p text:style-name="P9">Predicate&lt;String&gt; upperWithVowel = isUppercase.and(hasVowel)</text:p>
      <text:p text:style-name="P9">upperWithVowel.test("PYTHON")</text:p>
      <text:p text:style-name="P9">true</text:p>
      <text:p text:style-name="P9">upperWithVowel.test("Python")</text:p>
      <text:p text:style-name="P9">false</text:p>
      <text:p text:style-name="P5"><text:soft-page-break/></text:p>
      <text:p text:style-name="P9">// Filter only the words that are uppercase</text:p>
      <text:p text:style-name="P9">List&lt;String&gt; words = List.of("JAVA", "happy", "F100", "Python",</text:p>
      <text:p text:style-name="P9"><text:s text:c="29"/>"x15", "FREE!");</text:p>
      <text:p text:style-name="P9">List&lt;String&gt; result = new ArrayList&lt;&gt;();</text:p>
      <text:p text:style-name="P9">for(String word: words)</text:p>
      <text:p text:style-name="P9"><text:s text:c="4"/>if (isUppercase.test(word</text:p>
      <text:p text:style-name="P9">words.stream().filter( isUppercase ).toArray()</text:p>
      <text:p text:style-name="P9">{"JAVA", "F100", "X15", "FREE!"}</text:p>
      <text:p text:style-name="P9"/>
      <text:p text:style-name="P9">result</text:p>
      <text:p text:style-name="P9"/>
      <text:p text:style-name="P5"/>
      <text:p text:style-name="P5">The way to use the people list in a Stream is as follows:</text:p>
      <text:p text:style-name="P5"/>
      <text:p text:style-name="P10"><text:span text:style-name="T17">1. do something with each element: <text:s/><text:line-break/> <text:s text:c="3"/></text:span><text:span text:style-name="T28">people.stream().forEach().consume(</text:span><text:span text:style-name="T29">consumer</text:span><text:span text:style-name="T28">)</text:span></text:p>
      <text:p text:style-name="P10"><text:span text:style-name="T17"><text:s text:c="4"/>or you can omit </text:span><text:span text:style-name="T28">stream()</text:span><text:span text:style-name="T17"> since List also provide a </text:span><text:span text:style-name="T28">forEach</text:span><text:span text:style-name="T17"> method:</text:span></text:p>
      <text:p text:style-name="P10"><text:span text:style-name="T17"><text:s text:c="4"/></text:span><text:span text:style-name="T28">people.forEach().consume(</text:span><text:span text:style-name="T29">consumer</text:span><text:span text:style-name="T28">)</text:span></text:p>
      <text:p text:style-name="P5"/>
      <text:p text:style-name="P10"><text:span text:style-name="T17"><text:s text:c="4"/>A </text:span><text:span text:style-name="T23">Consumer</text:span><text:span text:style-name="T17"> is an Interface for a method with 1 parameter that returns void.</text:span></text:p>
      <text:p text:style-name="P5"><text:s text:c="4"/>See: <text:s/>java.util.function.Consumer</text:p>
      <text:p text:style-name="P5"/>
      <text:p text:style-name="P5"><text:s text:c="4"/>Example: a consumer that prints a person on System.out</text:p>
      <text:p text:style-name="P5"/>
      <text:p text:style-name="P9"><text:s text:c="4"/>Consumer&lt;Person&gt; print = Person p -&gt; System.out.println(p);</text:p>
      <text:p text:style-name="P9"/>
      <text:p text:style-name="P9"><text:s text:c="4"/>people.forEach().consume( print );</text:p>
      <text:p text:style-name="P5"/>
      <text:p text:style-name="P10"><text:span text:style-name="T17">2. filter the elements and then do something: <text:s/><text:line-break/> <text:s text:c="3"/>people.forEach().filter( </text:span><text:span text:style-name="T23">predicate</text:span><text:span text:style-name="T17"> ).consume( </text:span><text:span text:style-name="T23">consumer</text:span><text:span text:style-name="T17"> )</text:span></text:p>
      <text:p text:style-name="P5">3. filter the elements and then put them into a new list and return it:</text:p>
      <text:p text:style-name="P5"><text:s text:c="4"/>peopl</text:p>
      <text:p text:style-name="P5"/>
      <text:p text:style-name="P10"><text:span text:style-name="T17">You also need to know how to use a </text:span><text:span text:style-name="T23">Lambda Expression</text:span><text:span text:style-name="T17"> in Java, since Streams use lambda expressions and/or method references as parameters in the stream methods.</text:span></text:p>
      <text:p text:style-name="P5"/>
      <text:p text:style-name="P5">A lambda expression to print a Person on System.out is:</text:p>
      <text:p text:style-name="P5"/>
      <text:p text:style-name="P5">Person p -&gt; System.out.println(p)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Kinnari1" svg:font-family="Kinnari"/>
    <style:font-face style:name="Monospace" svg:font-family="Monospace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erif CJK JP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Noto Serif CJK JP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Noto Sans CJK JP" style:font-family-asian="'Noto Sans CJK JP'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1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size-asian="12pt" style:font-name-complex="Kinnari1" style:font-family-complex="Kinnari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0:00:27.765060792</meta:creation-date>
    <dc:date>2022-03-15T13:52:22.385498816</dc:date>
    <meta:editing-duration>PT7H33M20S</meta:editing-duration>
    <meta:editing-cycles>9</meta:editing-cycles>
    <meta:generator>LibreOffice/6.4.7.2$Linux_X86_64 LibreOffice_project/40$Build-2</meta:generator>
    <meta:document-statistic meta:table-count="1" meta:image-count="0" meta:object-count="0" meta:page-count="4" meta:paragraph-count="119" meta:word-count="999" meta:character-count="6795" meta:non-whitespace-character-count="5656"/>
  </office:meta>
</office:document-meta>
</file>